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Heading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5" style:family="paragraph" style:parent-style-name="Text_20_body">
      <style:text-properties style:font-name="Arial"/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1">
      <style:paragraph-properties fo:break-before="page"/>
      <style:text-properties style:font-name="Arial"/>
    </style:style>
    <style:style style:name="P8" style:family="paragraph" style:parent-style-name="Heading_20_2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>FabOS</text:p>
      <text:p text:style-name="P4"/>
      <text:p text:style-name="P4"/>
      <text:p text:style-name="P4">Programmers guide</text:p>
      <text:p text:style-name="P1"/>
      <text:h text:style-name="P6" text:outline-level="1"/>
      <text:h text:style-name="P7" text:outline-level="1">API reference</text:h>
      <text:p text:style-name="P1"/>
      <text:h text:style-name="P8" text:outline-level="2">Defines in FabOS.h</text:h>
      <text:p text:style-name="P1">#define NUMMBOX 5 </text:p>
      <text:p text:style-name="P1">sets the number of mailboxes</text:p>
      <text:p text:style-name="P1">never &gt;8</text:p>
      <text:p text:style-name="P1"/>
      <text:p text:style-name="P1">#define NUMTASKS 3 </text:p>
      <text:p text:style-name="P1">Sets the numer of <text:s/>tasks excluding the idle task. (number of CreateTask – function calls) </text:p>
      <text:p text:style-name="P1">never &gt;8</text:p>
      <text:p text:style-name="P1"/>
      <text:p text:style-name="P1">#define UNUSEDMASK 0xee</text:p>
      <text:p text:style-name="P1">Sets the value to be written into unused memory. </text:p>
      <text:p text:style-name="P1">Used by "OS_get_unused_Stack()"</text:p>
      <text:p text:style-name="P1"/>
      <text:p text:style-name="P1">#define OS_ScheduleISR TIMER1_COMPA_vect </text:p>
      <text:p text:style-name="P1">Sets the interrupt vector used for scheduling.</text:p>
      <text:p text:style-name="P1">The user has to set up the cyclic timer interrupt.</text:p>
      <text:p text:style-name="P1">If any additional code has to be executed in this interrupt, the function "OS_CustomISRCode() " can be filled with this code.</text:p>
      <text:p text:style-name="P1"/>
      <text:h text:style-name="P8" text:outline-level="2">void OS_TaskCreate( uint8_t taskNum, void (*t)(), uint8_t *stack)</text:h>
      <text:p text:style-name="P2">Creates a task. This function is realized as a macro to simplify the API;</text:p>
      <text:p text:style-name="P2">First Parameter is the task number, where also the task number defines the tasks priority. Task 0 has the highest priority. Task 7 is the lowest priority. The maximum number of tasks is 8. (so the highest number here is 7)</text:p>
      <text:p text:style-name="P2">Second parameter is a pointer to a void function, which implements the task. Inside this function all OS – API calls can be used.</text:p>
      <text:p text:style-name="P2">Third parameter is a pointer to the stack array of this task. Each task needs its own stack space. The remaining stack size can be checked by the OS_get_unused_stack(*) function.</text:p>
      <text:h text:style-name="P8" text:outline-level="2">void OS_TaskDestroy( int8_t taskNum ); // destroy task</text:h>
      <text:p text:style-name="P2">Destroys a task, but does not free any memory.<text:line-break/>This function is uesless in an embedded system.</text:p>
      <text:h text:style-name="P8" text:outline-level="2">void OS_StartExecution() </text:h>
      <text:p text:style-name="P2">Start the Operating system; This function returns, if no task is to be run. The code after this function call is the idle task. So this function must be followed by an infinite loop. </text:p>
      <text:h text:style-name="P8" text:outline-level="2">void OS_mutexGet(int8_t mutexNum)</text:h>
      <text:p text:style-name="P2">Get a Mutex when entering a critical section. If the mutex is occupied, the scheduling will switch to the task, which is blocking the mutex. <text:line-break/>The total number of mutexes limited to 8.</text:p>
      <text:h text:style-name="P8" text:outline-level="2"><text:soft-page-break/>void OS_mutexRelease(int8_t mutexNum);</text:h>
      <text:p text:style-name="P2">Release the Mutex at the end of a critical section.</text:p>
      <text:h text:style-name="P8" text:outline-level="2">void OS_Wait( uint16_t ) ; </text:h>
      <text:p text:style-name="P2">OS API: Wait for a certain number of OS ticks</text:p>
      <text:h text:style-name="P8" text:outline-level="2">void OS_SetAlarm(uint8_t TaskID, uint16_t numTicks ); </text:h>
      <text:p text:style-name="P2">set Alarm for own or other task and continue.</text:p>
      <text:h text:style-name="P8" text:outline-level="2">void OS_WaitAlarm(void); </text:h>
      <text:p text:style-name="P2">Blocking wait for an alarm to expire. (Other tasks are running)</text:p>
      <text:h text:style-name="P8" text:outline-level="2">void OS_CustomISRCode() ;</text:h>
      <text:p text:style-name="P2">Function to be provided in the users code, if something has to be done in the timer-tick-ISR. This function will be executed in ISR context.</text:p>
      <text:h text:style-name="P8" text:outline-level="2">uint16_t OS_get_unused_Stack (uint8_t*)</text:h>
      <text:p text:style-name="P2"/>
      <text:h text:style-name="P8" text:outline-level="2">void OS_mBoxPost(int8_t,int16_t)</text:h>
      <text:p text:style-name="P2"/>
      <text:h text:style-name="P8" text:outline-level="2">int16_t OS_mBoxPend(int8_t) ;</text:h>
      <text:p text:style-name="P2"/>
      <text:h text:style-name="P8" text:outline-level="2">ISR <text:s/>(OS_ScheduleISR)__attribute__ ((naked,signal)); </text:h>
      <text:p text:style-name="P2">Internal, not to be called by the application;</text:p>
      <text:p text:style-name="P2">OS tick interrupt function (vector defined above)</text:p>
      <text:h text:style-name="P8" text:outline-level="2">void OS_TaskCreateInt( uint8_t taskNum, void (*t)(), uint8_t *stack, uint8_t stackSize ) </text:h>
      <text:p text:style-name="P2">Internal, not to be called by the application;</text:p>
      <text:p text:style-name="P2">Create the task internal</text:p>
      <text:h text:style-name="P8" text:outline-level="2">int8_t OS_GetNextTaskNumber()</text:h>
      <text:p text:style-name="P2">internal: determine the next task to be run according priority.</text:p>
      <text:h text:style-name="P8" text:outline-level="2">void OS_Reschedule(void)__attribute__ ((naked))</text:h>
      <text:p text:style-name="P2">Trigger re-scheduling according the task priorities.</text:p>
      <text:p text:style-name="P2">Mostly used internal.</text:p>
      <text:p text:style-name="P2"><text:soft-page-break/>(__attribute__ ((naked)) )</text:p>
      <text:h text:style-name="P8" text:outline-level="2"/>
      <text:p text:style-name="P2"/>
      <text:p text:style-name="P3">OS buffers</text:p>
      <text:p text:style-name="P1"/>
      <text:p text:style-name="P1">#define BUFFER_SIZE 64 // must be 2^n (8, 16, 32, 64 ...)</text:p>
      <text:p text:style-name="P1">#define BUFFER_MASK (BUFFER_SIZE-1) // don't forget the braces</text:p>
      <text:p text:style-name="P1"><text:s/></text:p>
      <text:p text:style-name="P1">struct Buffer </text:p>
      <text:p text:style-name="P1"/>
      <text:p text:style-name="P1"><text:s/></text:p>
      <text:p text:style-name="P1">uint8_t BufferIn(uint8_t byte)</text:p>
      <text:p text:style-name="P1"/>
      <text:p text:style-name="P1"><text:s/></text:p>
      <text:p text:style-name="P1">uint8_t BufferOut(uint8_t *pBy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41M19S</meta:editing-duration>
    <meta:editing-cycles>6</meta:editing-cycles>
    <meta:generator>OpenOffice.org/3.1$Win32 OpenOffice.org_project/310m19$Build-9420</meta:generator>
    <dc:date>2009-11-11T01:17:36.01</dc:date>
    <dc:creator>Fabian Huslik</dc:creator>
    <meta:document-statistic meta:table-count="0" meta:image-count="0" meta:object-count="0" meta:page-count="4" meta:paragraph-count="62" meta:word-count="498" meta:character-count="3195"/>
    <meta:user-defined meta:name="Info 1"/>
    <meta:user-defined meta:name="Info 2"/>
    <meta:user-defined meta:name="Info 3"/>
    <meta:user-defined meta:name="Info 4"/>
  </office:meta>
</office:document-meta>
</file>